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35656E8D46CCC561.png" manifest:media-type="image/png"/>
  <manifest:file-entry manifest:full-path="Pictures/100000010000016B0000016B91D229C7C9DCC697.png" manifest:media-type="image/png"/>
  <manifest:file-entry manifest:full-path="Pictures/100000010000012D0000012DA359C33CE9B09759.png" manifest:media-type="image/png"/>
  <manifest:file-entry manifest:full-path="Pictures/10000A060000258400002584EA930513834DBEF8.svg" manifest:media-type="image/svg+xml"/>
  <manifest:file-entry manifest:full-path="Pictures/10000DF900001F1A00001F1A154CFA122FE508F1.svg" manifest:media-type="image/svg+xml"/>
  <manifest:file-entry manifest:full-path="Pictures/100000010000009000000090CC61714450FFC909.png" manifest:media-type="image/png"/>
  <manifest:file-entry manifest:full-path="Pictures/1000085A00000ED500000ED5094B52D071D1BE9F.svg" manifest:media-type="image/svg+xml"/>
  <manifest:file-entry manifest:full-path="Pictures/10000001000001E0000000B468732DCC5855B9D0.png" manifest:media-type="image/png"/>
  <manifest:file-entry manifest:full-path="Pictures/10000A0E0000350500003505C8139DD1BB14C32E.svg" manifest:media-type="image/svg+xml"/>
  <manifest:file-entry manifest:full-path="Pictures/10000001000001410000005174483D7C1E6EE2FE.png" manifest:media-type="image/png"/>
  <manifest:file-entry manifest:full-path="Pictures/10008C030000212D0000085F1887073BB89893D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92cm" fo:min-width="0.741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92cm" fo:min-width="0.741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7.37cm" fo:min-width="6.485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ff4000" draw:marker-start-width="0.359cm" draw:marker-end-width="0.359cm" draw:fill-color="#ffffff" draw:textarea-horizontal-align="justify" draw:textarea-vertical-align="middle" draw:auto-grow-height="false" fo:min-height="7.37cm" fo:min-width="6.485cm" fo:padding-top="0.178cm" fo:padding-bottom="0.178cm" fo:padding-left="0.303cm" fo:padding-right="0.30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68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689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objectwithoutfill">
      <style:graphic-properties svg:stroke-color="#ff4000" draw:fill="none" draw:textarea-vertical-align="middle"/>
    </style:style>
    <style:style style:name="gr18" style:family="graphic" style:parent-style-name="standard">
      <style:graphic-properties draw:stroke="dash" draw:stroke-dash="Dot_20__28_Rounded_29_" svg:stroke-width="0.159cm" svg:stroke-color="#00a933" draw:marker-start-width="0.439cm" draw:marker-end-width="0.439cm" svg:stroke-linecap="round" draw:fill-color="#ffffff" draw:opacity="0%" draw:opacity-name="" draw:textarea-horizontal-align="justify" draw:textarea-vertical-align="middle" draw:auto-grow-height="false" fo:min-height="1.338cm" fo:min-width="4.897cm" fo:padding-top="0.205cm" fo:padding-bottom="0.205cm" fo:padding-left="0.33cm" fo:padding-right="0.33cm"/>
    </style:style>
    <style:style style:name="gr19" style:family="graphic" style:parent-style-name="standard">
      <style:graphic-properties svg:stroke-width="0.106cm" svg:stroke-color="#00a933" draw:marker-start-width="0.359cm" draw:marker-end-width="0.359cm" draw:fill-color="#ffffff" draw:opacity="0%" draw:opacity-name="" draw:textarea-horizontal-align="justify" draw:textarea-vertical-align="middle" draw:auto-grow-height="false" fo:min-height="3.56cm" fo:min-width="3.31cm" fo:padding-top="0.178cm" fo:padding-bottom="0.178cm" fo:padding-left="0.303cm" fo:padding-right="0.303cm"/>
    </style:style>
    <style:style style:name="gr20" style:family="graphic" style:parent-style-name="objectwithoutfill">
      <style:graphic-properties svg:stroke-color="#00a933" draw:fill="none" draw:textarea-vertical-align="middle"/>
    </style:style>
    <style:style style:name="gr21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371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371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68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68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1.371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4.863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761cm" fo:min-width="0.074cm" fo:padding-top="0.165cm" fo:padding-bottom="0.165cm" fo:padding-left="0.29cm" fo:padding-right="0.29cm" fo:wrap-option="wrap"/>
    </style:style>
    <style:style style:name="gr2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761cm" fo:min-width="0cm" fo:padding-top="0.165cm" fo:padding-bottom="0.165cm" fo:padding-left="0.29cm" fo:padding-right="0.29cm" fo:wrap-option="wrap"/>
    </style:style>
    <style:style style:name="gr29" style:family="graphic" style:parent-style-name="objectwithoutfill">
      <style:graphic-properties svg:stroke-width="0.159cm" svg:stroke-color="#00a93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30" style:family="graphic" style:parent-style-name="standard" style:list-style-name="L2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8cm" fo:min-width="7.086cm" fo:padding-top="0.142cm" fo:padding-bottom="0.142cm" fo:padding-left="0.267cm" fo:padding-right="0.267cm"/>
      <style:paragraph-properties style:writing-mode="lr-tb"/>
    </style:style>
    <style:style style:name="gr31" style:family="graphic" style:parent-style-name="objectwithoutfill">
      <style:graphic-properties svg:stroke-width="0.159cm" svg:stroke-color="#00a933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6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7" style:family="paragraph">
      <style:paragraph-properties fo:text-align="start" style:writing-mode="lr-tb"/>
      <style:text-properties fo:color="#000000" loext:opacity="100%" style:font-name="Cantarell Light" fo:font-size="14pt" fo:font-weight="bold" style:letter-kerning="true" fo:background-color="transparent" style:font-name-asian="Noto Sans CJK SC" style:font-size-asian="14pt" style:font-weight-asian="bold" style:font-name-complex="Noto Sans Devanagari" style:font-size-complex="14pt" style:font-weight-complex="bold"/>
    </style:style>
    <style:style style:name="P8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4pt" fo:font-weight="bold" style:letter-kerning="true" fo:background-color="transparent" style:font-name-asian="Noto Sans CJK SC" style:font-size-asian="14pt" style:font-weight-asian="bold" style:font-name-complex="Noto Sans Devanagari" style:font-size-complex="14pt" style:font-weight-complex="bold"/>
    </style:style>
    <style:style style:name="T1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2" style:family="text">
      <style:text-properties fo:color="#000000" loext:opacity="100%" style:font-name="Cantarell Light" fo:font-size="14pt" fo:font-weight="bold" style:letter-kerning="true" fo:background-color="transparent" style:font-name-asian="Noto Sans CJK SC" style:font-size-asian="14pt" style:font-weight-asian="bold" style:font-name-complex="Noto Sans Devanagari" style:font-size-complex="14pt" style:font-weight-complex="bold"/>
    </style:style>
    <style:style style:name="T3" style:family="text">
      <style:text-properties fo:color="#000000" loext:opacity="100%" style:font-name="Cantarell Light" fo:font-weight="bold" style:letter-kerning="true" fo:background-color="transparent" style:font-name-asian="Noto Sans CJK SC" style:font-weight-asian="bold" style:font-name-complex="Noto Sans Devanagari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5cm" svg:height="1.904cm" svg:x="1.635cm" svg:y="3.22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4cm" svg:x="4.81cm" svg:y="3.22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4.175cm" svg:x2="4.81cm" svg:y2="4.175cm">
          <text:p/>
        </draw:line>
        <draw:custom-shape draw:style-name="gr3" draw:text-style-name="P1" draw:layer="layout" svg:width="1.905cm" svg:height="1.904cm" svg:x="7.667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4cm" svg:x="7.667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4cm" svg:x="10.525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905cm" svg:height="1.904cm" svg:x="13.7cm" svg:y="3.222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97cm" svg:y1="3.54cm" svg:x2="7.667cm" svg:y2="2.905cm">
          <text:p/>
        </draw:line>
        <draw:line draw:style-name="gr2" draw:text-style-name="P2" draw:layer="layout" svg:x1="6.397cm" svg:y1="4.81cm" svg:x2="7.985cm" svg:y2="5.127cm">
          <text:p/>
        </draw:line>
        <draw:line draw:style-name="gr2" draw:text-style-name="P2" draw:layer="layout" svg:x1="9.572cm" svg:y1="2.905cm" svg:x2="10.842cm" svg:y2="3.54cm">
          <text:p/>
        </draw:line>
        <draw:line draw:style-name="gr2" draw:text-style-name="P2" draw:layer="layout" svg:x1="9.255cm" svg:y1="5.127cm" svg:x2="10.842cm" svg:y2="4.81cm">
          <text:p/>
        </draw:line>
        <draw:line draw:style-name="gr2" draw:text-style-name="P2" draw:layer="layout" svg:x1="12.43cm" svg:y1="4.175cm" svg:x2="13.7cm" svg:y2="4.175cm">
          <text:p/>
        </draw:line>
        <draw:custom-shape draw:style-name="gr3" draw:text-style-name="P1" draw:layer="layout" svg:width="1.905cm" svg:height="1.904cm" svg:x="16.875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4.175cm" svg:x2="16.875cm" svg:y2="4.175cm">
          <text:p/>
        </draw:line>
        <draw:connector draw:style-name="gr4" draw:text-style-name="P2" draw:layer="layout" draw:type="curve" draw:line-skew="1.664cm" svg:x1="14.653cm" svg:y1="5.126cm" svg:x2="2.588cm" svg:y2="5.127cm" draw:start-shape="id1" draw:start-glue-point="8" draw:end-shape="id2" draw:end-glue-point="8" svg:d="M14653 5126c0 3328-12065 3328-12065 1" svg:viewBox="0 0 12066 2497">
          <text:p/>
        </draw:connector>
        <draw:custom-shape draw:style-name="gr5" draw:text-style-name="P4" draw:layer="layout" svg:width="3.175cm" svg:height="3.175cm" svg:x="13.065cm" svg:y="2.5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7.62cm" svg:x="1.952cm" svg:y="9.25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985cm" svg:height="7.62cm" svg:x="9.255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505cm" svg:height="1.641cm" svg:x="9.572cm" svg:y="9.519cm">
          <draw:image xlink:href="Pictures/10008C030000212D0000085F1887073BB89893D1.svg" xlink:type="simple" xlink:show="embed" xlink:actuate="onLoad" draw:mime-type="image/svg+xml">
            <text:p/>
          </draw:image>
          <draw:image xlink:href="Pictures/10000001000001410000005174483D7C1E6EE2FE.png" xlink:type="simple" xlink:show="embed" xlink:actuate="onLoad" draw:mime-type="image/png"/>
          <svg:title>logo/apache-openwhisk</svg:title>
          <svg:desc>Created with Sketch.</svg:desc>
        </draw:frame>
        <draw:frame draw:style-name="gr8" draw:text-style-name="P2" draw:layer="layout" svg:width="9.63cm" svg:height="3.611cm" svg:x="0.577cm" svg:y="8.937cm">
          <draw:image xlink:href="Pictures/10000001000001E0000000B468732DCC5855B9D0.png" xlink:type="simple" xlink:show="embed" xlink:actuate="onLoad" draw:mime-type="image/png">
            <text:p/>
          </draw:image>
        </draw:frame>
        <draw:frame draw:style-name="gr8" draw:text-style-name="P2" draw:layer="layout" svg:width="0.952cm" svg:height="0.952cm" svg:x="2.27cm" svg:y="12.43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9" draw:text-style-name="P6" draw:layer="layout" svg:width="5.397cm" svg:height="0.952cm" svg:x="3.222cm" svg:y="12.43cm">
          <text:p text:style-name="P5"><text:span text:style-name="T1">Con</text:span><text:span text:style-name="T1">cret</text:span><text:span text:style-name="T1">e </text:span><text:span text:style-name="T1">Fun</text:span><text:span text:style-name="T1">ctio</text:span><text:span text:style-name="T1">ns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52cm" svg:height="0.952cm" svg:x="9.573cm" svg:y="13.7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10" draw:text-style-name="P6" draw:layer="layout" svg:width="5.397cm" svg:height="0.952cm" svg:x="3.223cm" svg:y="13.7cm">
          <text:p text:style-name="P5"><text:span text:style-name="T1">C</text:span><text:span text:style-name="T1">o</text:span><text:span text:style-name="T1">n</text:span><text:span text:style-name="T1">c</text:span><text:span text:style-name="T1">r</text:span><text:span text:style-name="T1">e</text:span><text:span text:style-name="T1">t</text:span><text:span text:style-name="T1">e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52cm" svg:height="0.952cm" svg:x="2.27cm" svg:y="14.97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11" draw:text-style-name="P6" draw:layer="layout" svg:width="5.397cm" svg:height="0.952cm" svg:x="3.222cm" svg:y="14.97cm">
          <text:p text:style-name="P5"><text:span text:style-name="T1">Con</text:span><text:span text:style-name="T1">cret</text:span><text:span text:style-name="T1">e </text:span><text:span text:style-name="T1">Fun</text:span><text:span text:style-name="T1">ctio</text:span><text:span text:style-name="T1">ns 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52cm" svg:height="0.952cm" svg:x="9.573cm" svg:y="12.43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12" draw:text-style-name="P6" draw:layer="layout" svg:width="5.397cm" svg:height="0.952cm" svg:x="10.525cm" svg:y="12.43cm">
          <text:p text:style-name="P5"><text:span text:style-name="T1">Con</text:span><text:span text:style-name="T1">cret</text:span><text:span text:style-name="T1">e </text:span><text:span text:style-name="T1">Fun</text:span><text:span text:style-name="T1">ctio</text:span><text:span text:style-name="T1">ns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5.397cm" svg:height="0.952cm" svg:x="10.525cm" svg:y="13.7cm">
          <text:p text:style-name="P5"><text:span text:style-name="T1">Con</text:span><text:span text:style-name="T1">cret</text:span><text:span text:style-name="T1">e </text:span><text:span text:style-name="T1">Fun</text:span><text:span text:style-name="T1">ctio</text:span><text:span text:style-name="T1">ns 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52cm" svg:height="0.952cm" svg:x="2.27cm" svg:y="13.7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14" draw:text-style-name="P6" draw:layer="layout" svg:width="2.223cm" svg:height="0.952cm" svg:x="4.81cm" svg:y="15.605cm"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223cm" svg:height="0.952cm" svg:x="12.112cm" svg:y="14.335cm"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3.065cm" svg:y1="2.587cm" svg:x2="1.952cm" svg:y2="9.255cm">
          <text:p/>
        </draw:line>
        <draw:line draw:style-name="gr17" draw:text-style-name="P2" draw:layer="layout" svg:x1="16.24cm" svg:y1="2.587cm" svg:x2="16.24cm" svg:y2="9.255cm">
          <text:p/>
        </draw:line>
        <draw:custom-shape draw:style-name="gr18" draw:text-style-name="P4" draw:layer="layout" svg:width="5.397cm" svg:height="1.588cm" svg:x="2.27cm" svg:y="13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81cm" svg:height="3.81cm" svg:x="3.222cm" svg:y="17.827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.27cm" svg:y1="14.97cm" svg:x2="3.222cm" svg:y2="17.827cm">
          <text:p/>
        </draw:line>
        <draw:line draw:style-name="gr20" draw:text-style-name="P2" draw:layer="layout" svg:x1="7.667cm" svg:y1="14.97cm" svg:x2="7.032cm" svg:y2="17.827cm">
          <text:p/>
        </draw:line>
        <draw:frame draw:style-name="gr8" draw:text-style-name="P2" draw:layer="layout" svg:width="1.27cm" svg:height="0.953cm" svg:x="3.54cm" svg:y="18.144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A359C33CE9B09759.png" xlink:type="simple" xlink:show="embed" xlink:actuate="onLoad" draw:mime-type="image/png"/>
        </draw:frame>
        <draw:custom-shape draw:style-name="gr21" draw:text-style-name="P6" draw:layer="layout" svg:width="1.905cm" svg:height="0.952cm" svg:x="4.81cm" svg:y="18.145cm">
          <text:p text:style-name="P5"><text:span text:style-name="T1">32 M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27cm" svg:height="0.953cm" svg:x="3.54cm" svg:y="19.09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A359C33CE9B09759.png" xlink:type="simple" xlink:show="embed" xlink:actuate="onLoad" draw:mime-type="image/png"/>
        </draw:frame>
        <draw:custom-shape draw:style-name="gr22" draw:text-style-name="P6" draw:layer="layout" svg:width="1.905cm" svg:height="0.952cm" svg:x="4.81cm" svg:y="19.097cm">
          <text:p text:style-name="P5"><text:span text:style-name="T1">64 M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27cm" svg:height="0.953cm" svg:x="3.54cm" svg:y="20.049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A359C33CE9B09759.png" xlink:type="simple" xlink:show="embed" xlink:actuate="onLoad" draw:mime-type="image/png"/>
        </draw:frame>
        <draw:custom-shape draw:style-name="gr23" draw:text-style-name="P6" draw:layer="layout" svg:width="2.222cm" svg:height="0.952cm" svg:x="4.81cm" svg:y="20.05cm">
          <text:p text:style-name="P5"><text:span text:style-name="T1">128 M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.223cm" svg:height="0.952cm" svg:x="4.492cm" svg:y="20.685cm">
          <text:p text:style-name="P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661cm" svg:height="1.587cm" svg:x="8.937cm" svg:y="19.09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91D229C7C9DCC697.png" xlink:type="simple" xlink:show="embed" xlink:actuate="onLoad" draw:mime-type="image/png"/>
        </draw:frame>
        <draw:frame draw:style-name="gr8" draw:text-style-name="P2" draw:layer="layout" svg:width="1.27cm" svg:height="0.953cm" svg:x="12.112cm" svg:y="20.36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A359C33CE9B09759.png" xlink:type="simple" xlink:show="embed" xlink:actuate="onLoad" draw:mime-type="image/png"/>
        </draw:frame>
        <draw:custom-shape draw:style-name="gr25" draw:text-style-name="P6" draw:layer="layout" svg:width="1.905cm" svg:height="0.952cm" svg:x="13.382cm" svg:y="20.368cm">
          <text:p text:style-name="P5"><text:span text:style-name="T1">64 M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52cm" svg:height="0.952cm" svg:x="12.112cm" svg:y="19.415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CC61714450FFC909.png" xlink:type="simple" xlink:show="embed" xlink:actuate="onLoad" draw:mime-type="image/png"/>
        </draw:frame>
        <draw:custom-shape draw:style-name="gr26" draw:text-style-name="P6" draw:layer="layout" svg:width="5.397cm" svg:height="0.952cm" svg:x="13.382cm" svg:y="19.415cm">
          <text:p text:style-name="P5"><text:span text:style-name="T1">Concrete Functions 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0.978cm" svg:height="0.978cm" svg:x="12.087cm" svg:y="18.462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35656E8D46CCC561.png" xlink:type="simple" xlink:show="embed" xlink:actuate="onLoad" draw:mime-type="image/png"/>
        </draw:frame>
        <draw:frame draw:style-name="gr8" draw:text-style-name="P2" draw:layer="layout" svg:width="4.654cm" svg:height="1.388cm" svg:x="12.538cm" svg:y="18.344cm">
          <draw:image xlink:href="Pictures/10000001000001E0000000B468732DCC5855B9D0.png" xlink:type="simple" xlink:show="embed" xlink:actuate="onLoad" draw:mime-type="image/png">
            <text:p/>
          </draw:image>
        </draw:frame>
        <draw:custom-shape draw:style-name="gr27" draw:text-style-name="P2" draw:layer="layout" svg:width="1.587cm" svg:height="3.175cm" svg:x="10.843cm" svg:y="18.4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2" xml:id="id3" draw:id="id3" draw:layer="layout" svg:width="1.27cm" svg:height="3.175cm" svg:x="17.51cm" svg:y="18.4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2" draw:layer="layout" svg:x1="7.35cm" svg:y1="14.652cm" svg:x2="9.255cm" svg:y2="18.78cm">
          <text:p/>
        </draw:line>
        <draw:line draw:style-name="gr29" draw:text-style-name="P2" draw:layer="layout" svg:x1="6.715cm" svg:y1="19.415cm" svg:x2="8.937cm" svg:y2="20.05cm">
          <text:p/>
        </draw:line>
        <draw:custom-shape draw:style-name="gr30" draw:text-style-name="P8" draw:layer="layout" svg:width="7.62cm" svg:height="0.952cm" svg:x="12.112cm" svg:y="21.955cm">
          <text:p text:style-name="P7"><text:span text:style-name="T2">Functions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2" draw:layer="layout" draw:type="curve" svg:x1="18.78cm" svg:y1="20.05cm" svg:x2="15.326cm" svg:y2="4.848cm" draw:start-shape="id3" draw:start-glue-point="6" draw:end-shape="id1" draw:end-glue-point="9" svg:d="M18780 20050c813 0 2540-15202-3454-15202" svg:viewBox="0 0 4324 152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0T16:10:26.228484118</meta:creation-date>
    <dc:date>2022-05-20T17:14:24.426419858</dc:date>
    <meta:editing-duration>PT6M41S</meta:editing-duration>
    <meta:editing-cycles>1</meta:editing-cycles>
    <meta:document-statistic meta:object-count="58"/>
    <meta:generator>LibreOffice/7.3.3.2$Linux_X86_64 LibreOffice_project/30$Build-2</meta:generator>
  </office:meta>
</office:document-meta>
</file>